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2_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yer Solis-Coh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November 17, 1892</text:p>
      <text:p text:style-name="P5">Month<text:tab/><text:tab/><text:tab/><text:tab/><text:tab/><text:tab/>November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The Mickv<text:span text:style-name="T2">é</text:span><text:span text:style-name="T3"> Israel Association./</text:span></text:p>
      <text:p text:style-name="P2"><text:span text:style-name="T3">MYER SOLIS-COHEN,/</text:span></text:p>
      <text:p text:style-name="P6"><text:span text:style-name="T3">Secretary</text:span><text:span text:style-name="T4">,/</text:span></text:p>
      <text:p text:style-name="P6"><text:span text:style-name="T4">WISSAHICKON AVE AND CLAPIER ST.,/</text:span></text:p>
      <text:p text:style-name="P6"><text:span text:style-name="T4">GERMANTOWN./</text:span></text:p>
      <text:p text:style-name="P7"><text:span text:style-name="T4">Philadelphia, Nov 17th, 1892/</text:span></text:p>
      <text:p text:style-name="P6"><text:span text:style-name="T4">Rev. S. Morais/</text:span></text:p>
      <text:p text:style-name="P6"><text:span text:style-name="T4">546 North Sixth St., Phila./</text:span></text:p>
      <text:p text:style-name="P6"><text:span text:style-name="T4">Dear Sir:/</text:span></text:p>
      <text:p text:style-name="P6"><text:span text:style-name="T4"><text:tab/>The date for the opening of the/ Class in Jewish Liturgy has been fixed for Thurs-/day evening, December 8th, 1892. <text:s/>Hoping that/ this will be satisfactory to you, I remain/ Yours Respectfully,/ Myer Solis-Cohen,/ secretar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7T12:23:33.50</meta:creation-date>
    <meta:document-statistic meta:table-count="0" meta:image-count="0" meta:object-count="0" meta:page-count="2" meta:paragraph-count="70" meta:word-count="227" meta:character-count="1691"/>
    <dc:date>2011-12-07T12:28:36.87</dc:date>
    <dc:creator>Penn Libraries</dc:creator>
    <meta:editing-duration>PT00H05M03S</meta:editing-duration>
    <meta:editing-cycles>1</meta:editing-cycles>
    <meta:generator>OpenOffice.org/3.2$Win32 OpenOffice.org_project/320m12$Build-9483</meta:generator>
  </office:meta>
</office:document-meta>
</file>